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ndar API Log – Vincent Boyd</text:p>
      <text:p text:style-name="P1">This is a record of the steps I have followed to get the google calendar API working within eclipse.</text:p>
      <text:p text:style-name="P1"/>
      <text:p text:style-name="P2"><text:span text:style-name="T1">1). Basic Functionality</text:span></text:p>
      <text:p text:style-name="Standard"><text:span text:style-name="T1"/></text:p>
      <text:p text:style-name="Standard"><text:span text:style-name="T1">I followed the instructions for the java quickstart, here: </text:span><text:a xlink:type="simple" xlink:href="https://developers.google.com/google-apps/calendar/quickstart/java#notes" text:style-name="Internet_20_link" text:visited-style-name="Visited_20_Internet_20_Link"><text:span text:style-name="T1">https://developers.google.com/google-apps/calendar/quickstart/java</text:span></text:a></text:p>
      <text:p text:style-name="P1"/>
      <text:p text:style-name="P1">First was the generation of the client_secret.json file, found by following the link under the quickstart page.</text:p>
      <text:p text:style-name="P1">The right page has separate tabs for Credentials, Oauth consent, and Doman Verification. Exit the wizard to reach this screen.</text:p>
      <text:p text:style-name="P1"/>
      <text:p text:style-name="P1"/>
      <text:p text:style-name="P1">Attempting this inside of eclipse did not work. The file path for the client_secret.json would read incorrectly for some reason. </text:p>
      <text:p text:style-name="P1">After resolving this by changing the path, it generated an illegal argument exception.</text:p>
      <text:p text:style-name="P1"/>
      <text:p text:style-name="P1">Following the commands using the windows command line and using gradle resulted in success.</text:p>
      <text:p text:style-name="P1">Speculation: Information within the build.gradle file, specifically the dependencies, is required for the code to function properly.</text:p>
      <text:p text:style-name="P1">Possibly gradle interprets (relative) file paths within the code differently than eclipse?</text:p>
      <text:p text:style-name="P1"/>
      <text:p text:style-name="Standard"><text:span text:style-name="T1">There is a gradle plugin for eclipse named buildship. This allows gradle functionality while using the eclipse IDE. It was installed using the standard method for eclipse plugins, with the URL: </text:span><text:span text:style-name="Source_20_Text"><text:span text:style-name="T1">http://download.eclipse.org/buildship/updates/e45/releases/1.0</text:span></text:span><text:span text:style-name="T1"> </text:span></text:p>
      <text:p text:style-name="Standard"><text:span text:style-name="T1"/></text:p>
      <text:p text:style-name="Standard"><text:span text:style-name="T1">This plugin allows for importing the existing, functional project into eclipse. Running it then as a standard eclipse java program was successful.</text:span></text:p>
      <text:p text:style-name="Standard"><text:span text:style-name="T1"/></text:p>
      <text:p text:style-name="Standard"><text:span text:style-name="T1">The URL or ID for the project is all stored in the client_secret.json file - none of the URL data is stored in the program itself.</text:span></text:p>
      <text:p text:style-name="Standard"><text:span text:style-name="T1">The example quickstart program simply gets a list of the next 10 events in the calendar (as a List of Event items), then using standard out (System.out.println) prints the event's summary (general name entered by the user?) and starting date-time (or just date for all-day events), one per line.</text:span></text:p>
      <text:p text:style-name="Standard"><text:span text:style-name="T1"/></text:p>
      <text:p text:style-name="Standard"><text:span text:style-name="T1">Program flow:</text:span></text:p>
      <text:p text:style-name="Standard"><text:span text:style-name="T1">1. service = getCalendarService() is called, creating a calendar service.</text:span></text:p>
      <text:p text:style-name="Standard"><text:span text:style-name="T1">2. credential = authorize() is called within getCalendarService.</text:span></text:p>
      <text:p text:style-name="Standard"><text:span text:style-name="T1">-&gt; Authorize() loads the client_secret.json file, and uses the information inside to get credentials from the google servers; save them to disk; then return them to getCalendarService() as a credentials object.</text:span></text:p>
      <text:p text:style-name="Standard"><text:span text:style-name="T1">-&gt; Information inside client_secret.json determines which calendar set is being accessed.</text:span></text:p>
      <text:p text:style-name="Standard"><text:span text:style-name="T1"/></text:p>
      <text:p text:style-name="Standard"><text:span text:style-name="T1">-&gt; getCalendarService() uses the credential object with the google api calendar builder to generate and return a Calendar object.</text:span></text:p>
      <text:p text:style-name="Standard"><text:span text:style-name="T1"/></text:p>
      <text:p text:style-name="Standard"><text:span text:style-name="T1">3. The Calendar object is generated and named service.</text:span></text:p>
      <text:p text:style-name="Standard"><text:span text:style-name="T1">4. API functions as part of the Service object are used to generate a list of Events.</text:span></text:p>
      <text:p text:style-name="Standard"><text:span text:style-name="T1">5. Event functions (getDateTime(), getSummary()) produce strings that can be used for other purposes.</text:span></text:p>
      <text:p text:style-name="Standard"><text:span text:style-name="T1"/></text:p>
      <text:p text:style-name="Standard"><text:span text:style-name="T1"/></text:p>
      <text:p text:style-name="P2"><text:span text:style-name="T1">2). Calendar Events -&gt; SQL Database Entries</text:span></text:p>
      <text:p text:style-name="Standard"><text:span text:style-name="T1"/></text:p>
      <text:p text:style-name="Standard"><text:span text:style-name="T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ncent Boyd</meta:initial-creator>
    <meta:creation-date>2016-03-11T05:10:48.32</meta:creation-date>
    <dc:date>2016-03-11T06:10:44.31</dc:date>
    <dc:creator>Vincent Boyd</dc:creator>
    <meta:editing-duration>PT44M15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25" meta:word-count="408" meta:character-count="2733"/>
  </office:meta>
</office:document-meta>
</file>